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29cm" fo:min-width="3.309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draw:auto-grow-height="true" fo:min-height="13.364cm"/>
    </style:style>
    <style:style style:name="P1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Title_20_Slide" presentation:presentation-page-layout-name="AL1T0">
        <draw:custom-shape draw:name="Rectangle 3" draw:style-name="gr1" draw:text-style-name="P1" draw:layer="layout" svg:width="3.808cm" svg:height="2.539cm" svg:x="6.338cm" svg:y="5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3.808cm" svg:height="2.539cm" svg:x="19.851cm" svg:y="3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3.808cm" svg:height="2.539cm" svg:x="15.272cm" svg:y="9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0">
        <draw:custom-shape draw:name="Rectangle 3" draw:style-name="gr1" draw:text-style-name="P1" draw:layer="layout" svg:width="3.808cm" svg:height="2.539cm" svg:x="15.302cm" svg:y="6.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3.808cm" svg:height="2.539cm" svg:x="15.001cm" svg:y="4.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3.808cm" svg:height="2.539cm" svg:x="15.272cm" svg:y="9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2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.100000381469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.8000001907349pt" fo:letter-spacing="normal" fo:font-style="normal" style:text-underline-style="none" fo:font-weight="normal" style:font-size-asian="15.8000001907349pt" style:font-style-asian="normal" style:font-weight-asian="normal" style:font-size-complex="15.8000001907349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1999998092651pt" fo:letter-spacing="normal" fo:font-style="normal" style:text-underline-style="none" fo:font-weight="normal" style:font-size-asian="14.1999998092651pt" style:font-style-asian="normal" style:font-weight-asian="normal" style:font-size-complex="14.199999809265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1999998092651pt" fo:letter-spacing="normal" fo:font-style="normal" style:text-underline-style="none" fo:font-weight="normal" style:font-size-asian="14.1999998092651pt" style:font-style-asian="normal" style:font-weight-asian="normal" style:font-size-complex="14.199999809265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cm" fo:page-height="1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505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70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7.299999237060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5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.5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5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7.2999992370606pt" fo:letter-spacing="normal" fo:font-style="normal" style:text-underline-style="none" fo:font-weight="normal" style:font-size-asian="47.2999992370606pt" style:font-style-asian="normal" style:font-weight-asian="normal" style:font-size-complex="47.2999992370606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9.5pt" fo:letter-spacing="normal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498cm" svg:height="5.221cm" svg:x="2.25cm" svg:y="2.45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6.749cm" svg:height="0.798cm" svg:x="2.062cm" svg:y="13.903cm" presentation:class="date-time" presentation:user-transformed="true">
        <draw:text-box>
          <text:p text:style-name="MP7"><text:span text:style-name="MT3"><text:date style:data-style-name="D1" text:date-value="2020-03-28">28/03/20</text:date></text:span></text:p>
        </draw:text-box>
      </draw:frame>
      <draw:frame draw:name="Footer Placeholder 4" presentation:style-name="Mpr2" draw:text-style-name="MP8" draw:layer="backgroundobjects" svg:width="10.123cm" svg:height="0.798cm" svg:x="9.936cm" svg:y="13.903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6.749cm" svg:height="0.798cm" svg:x="21.188cm" svg:y="13.90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6.998cm" svg:height="8.699cm" svg:x="1.498cm" svg:y="3.509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artin Saville</meta:initial-creator>
    <meta:editing-cycles>4</meta:editing-cycles>
    <meta:creation-date>2020-03-24T15:01:40</meta:creation-date>
    <dc:date>2020-03-28T16:33:52.794335317</dc:date>
    <meta:editing-duration>PT4M15S</meta:editing-duration>
    <meta:generator>LibreOffice/5.1.6.2$Linux_X86_64 LibreOffice_project/10m0$Build-2</meta:generator>
    <meta:document-statistic meta:object-count="3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SIP_Label_259dc097-c2a4-4403-8f8b-6325f29403b4_ActionId" meta:value-type="string">add09cdc-2057-458d-8897-000062a96da6</meta:user-defined>
    <meta:user-defined meta:name="MSIP_Label_259dc097-c2a4-4403-8f8b-6325f29403b4_ContentBits" meta:value-type="string">0</meta:user-defined>
    <meta:user-defined meta:name="MSIP_Label_259dc097-c2a4-4403-8f8b-6325f29403b4_Enabled" meta:value-type="string">true</meta:user-defined>
    <meta:user-defined meta:name="MSIP_Label_259dc097-c2a4-4403-8f8b-6325f29403b4_Method" meta:value-type="string">Standard</meta:user-defined>
    <meta:user-defined meta:name="MSIP_Label_259dc097-c2a4-4403-8f8b-6325f29403b4_Name" meta:value-type="string">Business Use Only</meta:user-defined>
    <meta:user-defined meta:name="MSIP_Label_259dc097-c2a4-4403-8f8b-6325f29403b4_SetDate" meta:value-type="string">2020-03-24T15:01:43Z</meta:user-defined>
    <meta:user-defined meta:name="MSIP_Label_259dc097-c2a4-4403-8f8b-6325f29403b4_SiteId" meta:value-type="string">99346f5a-222c-4a61-acd4-5f1a9bb4c187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